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style:text-underline-type="single" style:text-underline-style="solid" style:text-underline-width="auto" style:text-underline-mode="continuous"/>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Normal" style:family="paragraph">
      <style:text-properties fo:color="#4472C4"/>
    </style:style>
    <style:style style:name="P9" style:parent-style-name="Normal" style:family="paragraph">
      <style:text-properties fo:color="#4472C4"/>
    </style:style>
    <style:style style:name="T10" style:parent-style-name="DefaultParagraphFont" style:family="text">
      <style:text-properties fo:color="#4472C4"/>
    </style:style>
  </office:automatic-styles>
  <office:body>
    <office:text text:use-soft-page-breaks="true">
      <text:p text:style-name="P1">Design Patterns – When and Why</text:p>
      <text:p text:style-name="P2"/>
      <text:p text:style-name="Normal"><text:span text:style-name="T3">Memento</text:span><text:s/>– Implement Undo Mechanisms</text:p>
      <text:p text:style-name="Normal"/>
      <text:p text:style-name="Normal"><text:span text:style-name="T4">State</text:span><text:s/>– Remove the need for large similar if / else statements or Switch statements in our code by using<text:s/><text:span text:style-name="T5">polymorphism</text:span>. Objects can behave differently when state<text:s/>changes. Makes extending code easy, don’t have to make changes in multiple places etc. Easy to add new tool types / states.</text:p>
      <text:p text:style-name="Normal"/>
      <text:p text:style-name="Normal"><text:span text:style-name="T6">Iterator</text:span><text:s/>– Used to get access to the elements of a collection object (such as list, stack, array etc) without needing to know the underlying data structure. Data is encapsulated separately so changes are easy to make when the data structure is unknown beforehand.</text:p>
      <text:p text:style-name="Normal"/>
      <text:p text:style-name="Normal"><text:span text:style-name="T7">Strategy</text:span><text:s/>–<text:s/>Similar to ‘State’ pattern – When we have different strategies, such as saving different file types or applying different filters to images etc… strategy allows the main program to implement any of the strategies using polymorphism without knowing the underlying implementations. Simply call the same ‘Execute()’ method shared across each strategy interface / abstract class.<text:s/>Also good way of ensuring the Single Responsibility Principle.</text:p>
      <text:p text:style-name="Normal"/>
      <text:p text:style-name="P8">Polymorphism -&gt; Can use an Abstract Class OR interface. Interfaces are generally preferred as Classes can inherit multiple<text:s/>interfaces. However, if objects share common behaviours, abstract classes allow code to be shared, creating more DRY code.</text:p>
      <text:p text:style-name="P9">IF objects share common functionality / code use Abstract Classes</text:p>
      <text:p text:style-name="Normal"><text:span text:style-name="T10">If object only share common method calls, use Interfa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DAM Craig</meta:initial-creator>
    <dc:creator>ADAM Craig</dc:creator>
    <meta:creation-date>2022-06-26T22:19:00Z</meta:creation-date>
    <dc:date>2022-07-04T19:17:00Z</dc:date>
    <meta:template xlink:href="Normal.dotm" xlink:type="simple"/>
    <meta:editing-cycles>13</meta:editing-cycles>
    <meta:editing-duration>PT4260S</meta:editing-duration>
    <meta:document-statistic meta:page-count="1" meta:paragraph-count="2" meta:word-count="214" meta:character-count="1438" meta:row-count="10" meta:non-whitespace-character-count="1226"/>
  </office:meta>
</office:document-meta>
</file>